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5308d" draw:textarea-horizontal-align="justify" draw:textarea-vertical-align="middle" draw:auto-grow-height="false" fo:min-height="17.05cm" fo:min-width="12.1cm"/>
    </style:style>
    <style:style style:name="gr2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4.15cm" fo:min-width="0cm"/>
      <style:paragraph-properties style:writing-mode="lr-tb"/>
    </style:style>
    <style:style style:name="P1" style:family="paragraph">
      <loext:graphic-properties draw:fill-color="#55308d"/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color="#ffffff" fo:font-size="48pt" style:font-size-asian="18pt" style:font-size-complex="18pt"/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color="#ffffff" fo:font-size="48pt" style:font-size-asian="18pt" style:font-size-complex="18pt"/>
    </style:style>
    <style:style style:name="T1" style:family="text">
      <style:text-properties fo:color="#ffffff" fo:font-size="4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2.6cm" svg:height="17.3cm" svg:x="2.3cm" svg:y="2.8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8.6cm" svg:height="4.4cm" svg:x="4.7cm" svg:y="7.7cm">
            <draw:text-box>
              <text:p text:style-name="P2"><text:span text:style-name="T1">No Image Availabl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9:36:32.623927807</meta:creation-date>
    <dc:date>2022-07-10T19:40:23.590976740</dc:date>
    <meta:editing-duration>PT3M51S</meta:editing-duration>
    <meta:editing-cycles>1</meta:editing-cycles>
    <meta:document-statistic meta:object-count="3"/>
    <meta:generator>LibreOffice/6.4.7.2$Linux_X86_64 LibreOffice_project/40$Build-2</meta:generator>
  </office:meta>
</office:document-meta>
</file>